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4.608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T1" style:family="text">
      <style:text-properties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7.94cm" svg:height="5.459cm" svg:x="0cm" svg:y="2.494cm">
          <draw:text-box>
            <text:p><text:span text:style-name="T1">Online Topic Modeling</text:span></text:p>
            <text:p><text:span text:style-name="T1">for Software Mainten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textarea-vertical-align="middle" draw:auto-grow-width="true" draw:shadow-offset-x="0.203cm" draw:shadow-offset-y="0.203cm"/>
      <style:paragraph-properties fo:text-align="center"/>
      <style:text-properties fo:font-size="66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09:39:51.118000000</meta:creation-date>
    <dc:date>2015-03-17T09:53:30.543000000</dc:date>
    <meta:editing-duration>PT13M40S</meta:editing-duration>
    <meta:editing-cycles>1</meta:editing-cycles>
    <meta:document-statistic meta:object-count="24"/>
    <meta:generator>LibreOffice/4.4.1.2$Windows_x86 LibreOffice_project/45e2de17089c24a1fa810c8f975a7171ba4cd432</meta:generator>
  </office:meta>
</office:document-meta>
</file>